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ctivation Keys:</text:p>
      <text:p text:style-name="Normal">C:\Users\JM505 Computers\Downloads\streamlit</text:p>
      <text:p text:style-name="Normal">cd "C:\Users\JM505 Computers\Downloads\streamlit"</text:p>
      <text:p text:style-name="Normal">streamlit run streamlit_app.py</text:p>
      <text:p text:style-name="Normal">streamlit run app.py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khari Syeda Noor Ul Saba</meta:initial-creator>
    <dc:creator>Bukhari Syeda Noor Ul Saba</dc:creator>
    <meta:creation-date>2025-05-24T13:04:00Z</meta:creation-date>
    <dc:date>2025-06-27T11:08:00Z</dc:date>
    <meta:template xlink:href="Normal" xlink:type="simple"/>
    <meta:editing-cycles>12</meta:editing-cycles>
    <meta:editing-duration>PT2220S</meta:editing-duration>
    <meta:user-defined meta:name="GrammarlyDocumentId">02fe52c3-7e6c-487e-abe0-3a4a22a776a2</meta:user-defined>
    <meta:document-statistic meta:page-count="1" meta:paragraph-count="4" meta:word-count="10" meta:character-count="160" meta:row-count="3" meta:non-whitespace-character-count="154"/>
  </office:meta>
</office:document-meta>
</file>